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f24b1" officeooo:paragraph-rsid="00138fcc" style:font-weight-asian="normal" style:font-weight-complex="normal"/>
    </style:style>
    <style:style style:name="P2" style:family="paragraph" style:parent-style-name="Standard">
      <style:text-properties style:text-underline-style="none" fo:font-weight="normal" officeooo:rsid="00138fcc" officeooo:paragraph-rsid="00138fcc" style:font-weight-asian="normal" style:font-weight-complex="normal"/>
    </style:style>
    <style:style style:name="P3" style:family="paragraph" style:parent-style-name="Standard">
      <style:text-properties style:text-underline-style="none" fo:font-weight="normal" officeooo:rsid="001785e6" officeooo:paragraph-rsid="001a2f88" style:font-weight-asian="normal" style:font-weight-complex="normal"/>
    </style:style>
    <style:style style:name="P4" style:family="paragraph" style:parent-style-name="Standard">
      <style:text-properties style:text-underline-style="none" fo:font-weight="normal" officeooo:rsid="0018bdb8" officeooo:paragraph-rsid="0018bdb8" style:font-weight-asian="normal" style:font-weight-complex="normal"/>
    </style:style>
    <style:style style:name="P5" style:family="paragraph" style:parent-style-name="Standard">
      <style:text-properties style:text-underline-style="none" fo:font-weight="normal" officeooo:rsid="0018bdb8" officeooo:paragraph-rsid="001a2f88" style:font-weight-asian="normal" style:font-weight-complex="normal"/>
    </style:style>
    <style:style style:name="P6" style:family="paragraph" style:parent-style-name="Standard">
      <style:text-properties fo:font-size="16pt" style:text-underline-style="solid" style:text-underline-width="auto" style:text-underline-color="font-color" fo:font-weight="bold" officeooo:rsid="000f24b1" officeooo:paragraph-rsid="00138fcc" style:font-size-asian="16pt" style:font-weight-asian="bold" style:font-size-complex="16pt" style:font-weight-complex="bold"/>
    </style:style>
    <style:style style:name="P7" style:family="paragraph" style:parent-style-name="Standard">
      <style:text-properties fo:font-size="12pt" style:text-underline-style="none" fo:font-weight="normal" officeooo:rsid="000a1dec" officeooo:paragraph-rsid="00138fcc"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38fcc" officeooo:paragraph-rsid="00138fcc" style:font-size-asian="10.5pt" style:font-weight-asian="normal" style:font-size-complex="12pt" style:font-weight-complex="normal"/>
    </style:style>
    <style:style style:name="P9" style:family="paragraph" style:parent-style-name="Standard">
      <style:text-properties fo:font-size="14pt" style:text-underline-style="none" fo:font-weight="bold" officeooo:rsid="00197468" officeooo:paragraph-rsid="00138fcc" style:font-size-asian="12.25pt" style:font-weight-asian="bold" style:font-size-complex="14pt" style:font-weight-complex="bold"/>
    </style:style>
    <style:style style:name="P10" style:family="paragraph" style:parent-style-name="Standard">
      <style:text-properties style:text-underline-style="none" fo:font-weight="normal" officeooo:rsid="001a2f88" officeooo:paragraph-rsid="001a2f88" style:font-weight-asian="normal" style:font-weight-complex="normal"/>
    </style:style>
    <style:style style:name="P11" style:family="paragraph" style:parent-style-name="Standard">
      <style:text-properties style:text-underline-style="none" fo:font-weight="normal" officeooo:rsid="00138fcc" officeooo:paragraph-rsid="00138fcc" style:font-weight-asian="normal" style:font-weight-complex="normal"/>
    </style:style>
    <style:style style:name="P12" style:family="paragraph" style:parent-style-name="Standard">
      <style:text-properties fo:font-size="16pt" style:text-underline-style="solid" style:text-underline-width="auto" style:text-underline-color="font-color" fo:font-weight="bold" officeooo:rsid="00138fcc" officeooo:paragraph-rsid="00138fcc" style:font-size-asian="16pt" style:font-weight-asian="bold" style:font-size-complex="16pt" style:font-weight-complex="bold"/>
    </style:style>
    <style:style style:name="T1" style:family="text">
      <style:text-properties officeooo:rsid="00138fcc"/>
    </style:style>
    <style:style style:name="T2" style:family="text">
      <style:text-properties officeooo:rsid="00158745"/>
    </style:style>
    <style:style style:name="T3" style:family="text">
      <style:text-properties officeooo:rsid="0018bdb8"/>
    </style:style>
    <style:style style:name="T4" style:family="text">
      <style:text-properties officeooo:rsid="001a2f88"/>
    </style:style>
    <style:style style:name="T5" style:family="text">
      <style:text-properties officeooo:rsid="001a5f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bleme</text:p>
      <text:p text:style-name="P6"/>
      <text:p text:style-name="P8">In diesem Kapitel möchte ich auf die Probleme eingehen, auf die ich bei der Realisierung der Bachelorarbeit gestoßen bin. </text:p>
      <text:p text:style-name="P7"/>
      <text:p text:style-name="P9"><text:span text:style-name="T1">Situationsanalyse</text:span>:</text:p>
      <text:p text:style-name="P9"/>
      <text:p text:style-name="P3">Der ursprüngliche Plan war es die Situation am Anfang jede<text:span text:style-name="T4">s</text:span> Zuges zu analysieren, um die Strategie und die Taktiken angemessen zu ändern. Leider bin ich an dieser Thematik komplett gescheitert. Überhaupt festzustellen in welcher Situation sich eine Einheit befindet und dies in eine geeignete auswertbare Datenstruktur zu bringen ist mir nicht gelungen. <text:span text:style-name="T3">Jede Einheit und jedes Feld befand sich sozusagen im luftleeren Raum, festzustellen ob eine Einheit an einer „guten“ oder „schlechten“ Position steht war mir schlicht nicht möglich.</text:span> Als Spieler fällt es mir nicht besonders schwer einzuschätzen ob sich eine Einheit in Gefahr oder einer guten Position für einen Angriff befindet. <text:span text:style-name="T3">Dies führt mich zum nächsten Punkt.</text:span></text:p>
      <text:p text:style-name="P1"/>
      <text:p text:style-name="P9"><text:span text:style-name="T1">Kontext</text:span>:</text:p>
      <text:p text:style-name="P9"/>
      <text:p text:style-name="P5">Für eine sinnvolle Analyse ist der Zusammenhang der gesammelten Daten entscheidend. Diesen Kontext herzustellen und passend zu bewerten fiel mir sehr schwer. Auch hier bin ich aufgrund fehlender Fähigkeiten und Zeit zu keinem befriedigenden Ergebnis gelangt. <text:span text:style-name="T4">Selbst wenn festgestellt wird, ob eine Einheit gut oder schlecht steht oder einen Angriff ausführen kann, muss dies immer noch in einen Zusammenhang mit den Positionen und Möglichkeiten der anderen Einheiten gebracht werden. D</text:span>arüber <text:span text:style-name="T5">müssen auch noch konkrete </text:span>Handlungen <text:span text:style-name="T5">abgeleitet werden. Das bedeutet manchmal selbst einen guten Zug zu ignorieren, weil das Gesamtergebnis dadurch besser ausfällt. Dies führt zum nachfolgenden Punkt.</text:span></text:p>
      <text:p text:style-name="P1"/>
      <text:p text:style-name="P9"><text:span text:style-name="T1">Entscheidungen</text:span>:</text:p>
      <text:p text:style-name="P9"/>
      <text:p text:style-name="P4">Die Entscheidungen folgen den beiden vorangegangenen Punkten. Selbst wenn ich die Situation korrekt analysiert hätte und die Zusammenhänge der Einheiten und Positionen zu Handlungsmöglichkeiten formulieren hätte könne, wäre immer noch das Problem die „beste“ Entscheidung zu treffen. Da ich in den beiden vorangegangen Punkten nicht erfolgreich war, habe ich mich mit den Entscheidungen gar nicht erst beschäftigt. Ich möchte das Ganze anhand der Problematik der Lebenspunkte und der Heilung veranschaulichen.</text:p>
      <text:p text:style-name="P4"/>
      <text:p text:style-name="P5">Grundsätzlich möchte sich eine Einheit, wenn sie unter eine gewisse Menge an Lebenspunkten fällt, <text:s/>zurückziehen und bei einem nahegelegen Gebäude heilen. Ist die Aufgabe dieser Einheit, aber eine andere, wichtigere Einheit zu beschützen, soll sie bis zum letzten Lebenspunkt ihre Position halten. Befindet sich allerdings kein Gegner in der Nähe, wäre es möglich, dass sie sich heilen kann. Aber sie darf sich dabei auch nicht zu weit entfernen, um im Falle eines auftauchenden Gegners schnell wieder ihre Verteidigungsposition einzunehmen. Des weiteren kann diese Einheit auch durchaus Gegner in der Nähe angreifen, wenn dadurch der Schutz <text:span text:style-name="T4">der anderen Einheit</text:span> nicht in Gefahr gerät. <text:span text:style-name="T4">Zudem sei zu bedenken, dass der Nebel des Krieges unter Umständen verhinder Einheiten in der Nähe zu sehen, es ist somit auch wichtig wie viel von dem umliegenden Gebiet aufgedeckt ist. Man bedenke, dass sich das ganze noch weiter denken lässt, wenn sich weitere Einheiten in der Nähe befinden, die auch die Schutzfunktion übernehmen könnten, sofern sie nicht andere Aufgaben zu erfüllen haben. Die Vielfältigkeit der Möglichkeiten ist erschlagend.</text:span></text:p>
      <text:p text:style-name="P5"/>
      <text:p text:style-name="P10"><text:soft-page-break/>Ich hoffe dieses Beispiel hat veranschaulicht, das dies sehr viele Faktoren sind. All diese zu analysieren, in einen Zusammenhang zu bringen und dann auch noch die passende Entscheidung zu treffen, ist eine äußerst kompliziert Sache.</text:p>
      <text:p text:style-name="P1"/>
      <text:p text:style-name="P9"><text:span text:style-name="T1">Komplexität</text:span>:</text:p>
      <text:p text:style-name="P9"/>
      <text:p text:style-name="P2">In dem Spiel gibt es insgesamt 19 recht unterschiedliche Einheiten, fünf unterschiedliche Gebäudetypen und acht unterschiedliche Feldtypen auf denen sich die Einheiten bewegen können, die reine Menge an Kombinationsmöglichkeiten bringt eine Komplexität mit sich, die nur mit viel Planung und langen Testphasen zu bewältigen ist. Dabei fehlten mir Erfahrungswerte, um die K.I. von Beginn an ausreichend flexibel an die vielen Verschiedenen Situationen anzupassen.</text:p>
      <text:p text:style-name="P1"/>
      <text:p text:style-name="P9"><text:span text:style-name="T1">Bearbeitungsdauer</text:span>:</text:p>
      <text:p text:style-name="P9"/>
      <text:p text:style-name="P2">Ich habe festgestellt, dass drei Monate für die Bearbeitung eines solch umfangreichen Themas deutlich zu kurz sind. Ich hatte die drei Monate in einen Monat Planungsphase, einen Monat Implementierungsphase und einen Monat Testphase geteilt. Die Planungsphase habe ich in dem gegebenen Monat abgeschlossen, für die Implementierungsphase hätte wahrscheinlich nicht mal ein Jahr gereicht, gemessen an dem bescheidenen Fortschritt, den ich gemacht habe. Die Länge der Testphase hängt, meiner Meinung nach, von dem Erfolg der Implementierungsphase ab. <text:span text:style-name="T2">Sehr schwierig war die Zeitplanung, da es nicht abzuschätzen war wie lange die Bearbeitung und Lösung eines Problems dauern würde. Es gab Probleme, die äußerst schwierig erschienen, aber innerhalb eines Tages gelöst werden konnten (Bewertung der Einheiten, ob ein Angriff „sinnvoll“ ist) und es gab im Gegensatz dazu Probleme, die eigentlich einfach erschienen, für die ich aber Wochen brauchte, um eine halbwegs funktionierenden Ansatz zu finden (Wegfind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8T20:42:32.525000000</meta:creation-date>
    <meta:generator>LibreOffice/5.3.6.1$Windows_x86 LibreOffice_project/686f202eff87ef707079aeb7f485847613344eb7</meta:generator>
    <dc:date>2019-08-30T08:01:26.097000000</dc:date>
    <meta:editing-duration>PT3M34S</meta:editing-duration>
    <meta:editing-cycles>2</meta:editing-cycles>
    <meta:document-statistic meta:table-count="0" meta:image-count="0" meta:object-count="0" meta:page-count="2" meta:paragraph-count="14" meta:word-count="712" meta:character-count="4954" meta:non-whitespace-character-count="4254"/>
  </office:meta>
</office:document-meta>
</file>